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4">
      <style:graphic-properties draw:fill-color="#ffffff" draw:auto-grow-height="true" fo:min-height="3.006cm"/>
    </style:style>
    <style:style style:name="pr2" style:family="presentation" style:parent-style-name="lyt-darkblue-subtitle">
      <style:graphic-properties draw:fill-color="#ffffff" fo:min-height="11.341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4">
      <style:graphic-properties draw:fill-color="#ffffff" draw:auto-grow-height="true" fo:min-height="3.006cm"/>
    </style:style>
    <style:style style:name="pr5" style:family="presentation" style:parent-style-name="lyt-darkblue-outline1">
      <style:graphic-properties draw:fill-color="#ffffff" fo:min-height="11.341cm"/>
    </style:style>
    <style:style style:name="pr6" style:family="presentation" style:parent-style-name="lyt-darkblue-title" style:list-style-name="L4">
      <style:graphic-properties draw:fill-color="#ffffff" draw:auto-grow-height="true" fo:min-height="3.006cm"/>
    </style:style>
    <style:style style:name="pr7" style:family="presentation" style:parent-style-name="lyt-darkblue-title" style:list-style-name="L4">
      <style:graphic-properties draw:fill-color="#ffffff" draw:auto-grow-height="true" fo:min-height="3.006cm"/>
    </style:style>
    <style:style style:name="pr8" style:family="presentation" style:parent-style-name="lyt-darkblue-title" style:list-style-name="L4">
      <style:graphic-properties draw:fill-color="#ffffff" draw:auto-grow-height="true" fo:min-height="3.006cm"/>
    </style:style>
    <style:style style:name="pr9" style:family="presentation" style:parent-style-name="lyt-darkblue-title" style:list-style-name="L4">
      <style:graphic-properties draw:fill-color="#ffffff" draw:auto-grow-height="true" fo:min-height="3.006cm"/>
    </style:style>
    <style:style style:name="pr10" style:family="presentation" style:parent-style-name="lyt-darkblue-title" style:list-style-name="L4">
      <style:graphic-properties draw:fill-color="#ffffff" draw:auto-grow-height="true" fo:min-height="3.006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text-properties fo:font-size="27.3999996185303pt"/>
    </style:style>
    <style:style style:name="P4" style:family="paragraph">
      <style:paragraph-properties fo:margin-left="0.6cm" fo:margin-right="0cm" fo:text-indent="-0.6cm"/>
      <style:text-properties fo:font-size="27.3999996185303pt"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fo:margin-left="0.6cm" fo:margin-right="0cm" fo:text-align="center" fo:text-indent="-1cm"/>
      <style:text-properties fo:font-style="normal" style:font-style-asian="normal" style:font-style-complex="normal" fo:hyphenate="true"/>
    </style:style>
    <style:style style:name="P8" style:family="paragraph">
      <style:paragraph-properties text:enable-numbering="false" fo:margin-left="0.6cm" fo:margin-right="0cm" fo:text-align="center" fo:text-indent="-1cm"/>
      <style:text-properties fo:font-style="normal" style:font-style-asian="normal" style:font-style-complex="normal" fo:hyphenate="true"/>
    </style:style>
    <style:style style:name="T1" style:family="text">
      <style:text-properties fo:color="#ffffff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题" draw:style-name="dp1" draw:master-page-name="lyt-darkblue" presentation:presentation-page-layout-name="AL1T0" draw:id="id1">
        <draw:frame presentation:style-name="pr1" draw:text-style-name="P2" draw:layer="layout" svg:width="23.057cm" svg:height="3.006cm" svg:x="1.984cm" svg:y="0.278cm" presentation:class="title" presentation:user-transformed="true">
          <draw:text-box draw:corner-radius="0.016cm">
            <text:p text:style-name="P1">网络入侵检测系统</text:p>
          </draw:text-box>
        </draw:frame>
        <draw:frame presentation:style-name="pr2" draw:text-style-name="P4" draw:layer="layout" svg:width="22.707cm" svg:height="11.341cm" svg:x="2.793cm" svg:y="5.5cm" presentation:class="subtitle" presentation:user-transformed="true">
          <draw:text-box>
            <text:p text:style-name="P3"><text:span text:style-name="T1">walter lewis</text:span></text:p>
            <text:p text:style-name="P3"><text:span text:style-name="T1"><text:a xlink:href="mailto:wolfpythonlondon@gmail.com">wolfpythonlondon@gmail.com</text:a></text:span></text:p>
            <text:p text:style-name="P3"/>
            <text:p text:style-name="P3"/>
          </draw:text-box>
        </draw:frame>
        <anim:par presentation:node-type="timing-root">
          <anim:par smil:begin="id1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概况" draw:style-name="dp1" draw:master-page-name="lyt-darkblue" presentation:presentation-page-layout-name="AL2T1" draw:id="id2">
        <office:forms form:automatic-focus="false" form:apply-design-mode="false"/>
        <draw:frame presentation:style-name="pr4" draw:text-style-name="P2" draw:layer="layout" svg:width="23.057cm" svg:height="3.006cm" svg:x="1.984cm" svg:y="0.278cm" presentation:class="title" presentation:user-transformed="true">
          <draw:text-box>
            <text:p text:style-name="P1">概况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包捕获模块</text:p>
              </text:list-item>
              <text:list-item>
                <text:p text:style-name="P6">协议分析模块</text:p>
              </text:list-item>
              <text:list-item>
                <text:p text:style-name="P6">存储模块</text:p>
              </text:list-item>
              <text:list-item>
                <text:p text:style-name="P6">规则解析模块</text:p>
              </text:list-item>
              <text:list-item>
                <text:p text:style-name="P6">入侵检测模块</text:p>
              </text:list-item>
              <text:list-item>
                <text:p text:style-name="P6">界面功能模块（包含响应模块）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长远目标" draw:style-name="dp1" draw:master-page-name="lyt-darkblue" presentation:presentation-page-layout-name="AL2T1" draw:id="id3">
        <office:forms form:automatic-focus="false" form:apply-design-mode="false"/>
        <draw:frame presentation:style-name="pr6" draw:text-style-name="P8" draw:layer="layout" svg:width="23.057cm" svg:height="3.006cm" svg:x="1.984cm" svg:y="0.278cm" presentation:class="title" presentation:user-transformed="true">
          <draw:text-box>
            <text:p text:style-name="P7"><text:span text:style-name="T2">人员分配</text:span>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header>
                <text:p text:style-name="P6">按照自愿选择的原则：</text:p>
              </text:list-header>
              <text:list-item>
                <text:p text:style-name="P6">王新芝完成1－3模块（即包捕获到存储模块）</text:p>
              </text:list-item>
              <text:list-item>
                <text:p text:style-name="P6">刘宇辉完成4－5两个模块（即规则解析和入侵检测模块）</text:p>
              </text:list-item>
              <text:list-item>
                <text:p text:style-name="P6">赵强完成第六个模块（即界面功能模块）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目前情况" draw:style-name="dp1" draw:master-page-name="lyt-darkblue" presentation:presentation-page-layout-name="AL2T1" draw:id="id4">
        <draw:frame presentation:style-name="pr7" draw:text-style-name="P2" draw:layer="layout" svg:width="23.057cm" svg:height="3.006cm" svg:x="1.984cm" svg:y="0.278cm" presentation:class="title" presentation:user-transformed="true">
          <draw:text-box>
            <text:p text:style-name="P1">目前情况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请概括总结一下目前的情况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新的进展" draw:style-name="dp1" draw:master-page-name="lyt-darkblue" presentation:presentation-page-layout-name="AL2T1" draw:id="id5">
        <draw:frame presentation:style-name="pr8" draw:text-style-name="P2" draw:layer="layout" svg:width="23.057cm" svg:height="3.006cm" svg:x="1.984cm" svg:y="0.278cm" presentation:class="title" presentation:user-transformed="true">
          <draw:text-box>
            <text:p text:style-name="P1">新的进展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至今的进展</text:p>
              </text:list-item>
              <text:list-item>
                <text:p text:style-name="P6">重要的背景信息</text:p>
              </text:list-item>
              <text:list-item>
                <text:p text:style-name="P6">结果证明为错误的最初预想</text:p>
              </text:list-item>
              <text:list-item>
                <text:p text:style-name="P6">结果证明为正确的最初预想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其它策略" draw:style-name="dp1" draw:master-page-name="lyt-darkblue" presentation:presentation-page-layout-name="AL2T1" draw:id="id6">
        <draw:frame presentation:style-name="pr9" draw:text-style-name="P2" draw:layer="layout" svg:width="23.057cm" svg:height="3.006cm" svg:x="1.984cm" svg:y="0.278cm" presentation:class="title" presentation:user-transformed="true">
          <draw:text-box>
            <text:p text:style-name="P1">其它策略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列出其它可选择的策略</text:p>
              </text:list-item>
              <text:list-item>
                <text:p text:style-name="P6">列出每个策略的优缺点</text:p>
              </text:list-item>
              <text:list-item>
                <text:p text:style-name="P6">给出预计的费用金额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建议" draw:style-name="dp1" draw:master-page-name="lyt-darkblue" presentation:presentation-page-layout-name="AL2T1" draw:id="id7">
        <draw:frame presentation:style-name="pr10" draw:text-style-name="P2" draw:layer="layout" svg:width="23.057cm" svg:height="3.006cm" svg:x="1.984cm" svg:y="0.278cm" presentation:class="title" presentation:user-transformed="true">
          <draw:text-box>
            <text:p text:style-name="P1">建议</text:p>
          </draw:text-box>
        </draw:frame>
        <draw:frame presentation:style-name="pr5" draw:text-style-name="P6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请推荐一个或几个策略</text:p>
              </text:list-item>
              <text:list-item>
                <text:p text:style-name="P6">简述所推荐的策略的预期结果</text:p>
              </text:list-item>
              <text:list-item>
                <text:p text:style-name="P6">列出要采取的下一个步骤</text:p>
              </text:list-item>
              <text:list-item>
                <text:p text:style-name="P6">分配工作 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zh" fo:country="CN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SC'" style:font-style-name="Standard" style:font-family-generic="swiss" style:font-pitch="variable" fo:font-size="24pt" fo:font-style="normal" fo:text-shadow="none" style:text-underline-style="none" fo:font-weight="normal" style:font-family-asian="'MSung Light SC'" style:font-pitch-asian="variable" style:font-size-asian="24pt" style:language-asian="zh" style:country-asian="CN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CN" style:font-style-asian="normal" style:font-weight-asian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CN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FZSongTi" style:font-family-generic="roman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zh" style:country-asian="CN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zh" style:country-asian="CN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SongTi" style:font-family-generic="roman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SongTi" style:font-style-name="Fett Kursiv" style:font-family-generic="swiss" style:font-pitch="variable" fo:font-size="40pt" fo:font-style="italic" fo:text-shadow="none" style:text-underline-style="none" fo:font-weight="bold" style:font-family-asian="FZSongTi" style:font-pitch-asian="variable" style:font-size-asian="40pt" style:language-asian="zh" style:country-asian="CN" style:font-style-asian="italic" style:font-weight-asian="bold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darkblue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1.924cm" svg:height="7.949cm" svg:x="1.712cm" svg:y="2.05cm" draw:page-number="1"/>
      <draw:page-thumbnail draw:layer="backgroundobjects" svg:width="11.924cm" svg:height="7.949cm" svg:x="1.712cm" svg:y="11cm" draw:page-number="2"/>
      <draw:page-thumbnail draw:layer="backgroundobjects" svg:width="11.924cm" svg:height="7.949cm" svg:x="16.062cm" svg:y="2.05cm" draw:page-number="3"/>
      <draw:page-thumbnail draw:layer="backgroundobjects" svg:width="11.924cm" svg:height="7.949cm" svg:x="16.062cm" svg:y="11cm" draw:page-number="4"/>
    </style:handout-master>
    <style:master-page style:name="prs-strategy" style:page-layout-name="PM1" draw:style-name="Mdp1">
      <draw:frame presentation:style-name="prs-strategy-title" draw:layer="backgroundobjects" svg:width="23.057cm" svg:height="3.005cm" svg:x="1.984cm" svg:y="0.278cm" presentation:class="title" presentation:placeholder="true">
        <draw:text-box draw:corner-radius="0.065cm"/>
      </draw:frame>
      <draw:frame presentation:style-name="prs-strategy-outline1" draw:layer="backgroundobjects" svg:width="22.707cm" svg:height="11.88cm" svg:x="2.915cm" svg:y="5.295cm" presentation:class="outline" presentation:placeholder="true">
        <draw:text-box/>
      </draw:frame>
      <draw:frame draw:style-name="Mgr1" draw:text-style-name="MP1" draw:layer="backgroundobjects" svg:width="5.275cm" svg:height="2.517cm" svg:x="21.26cm" svg:y="14.884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 draw:corner-radius="0.001cm"/>
      </draw:frame>
      <draw:frame presentation:style-name="lyt-darkblue-outline1" draw:layer="backgroundobjects" svg:width="23.498cm" svg:height="11.88cm" svg:x="1.984cm" svg:y="4.674cm" presentation:class="outline" presentation:placeholder="true">
        <draw:text-box draw:corner-radius="0.001cm"/>
      </draw:frame>
      <draw:rect draw:style-name="Mgr2" draw:text-style-name="MP1" draw:layer="backgroundobjects" svg:width="25.058cm" svg:height="0.23cm" svg:x="1.942cm" svg:y="16.849cm">
        <text:p/>
      </draw:rect>
      <draw:rect draw:style-name="Mgr2" draw:text-style-name="MP1" draw:layer="backgroundobjects" svg:width="21.675cm" svg:height="0.23cm" svg:x="5.324cm" svg:y="17.355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Mpr1" draw:text-style-name="MP2" draw:layer="backgroundobjects" svg:width="14.517cm" svg:height="11.409cm" svg:x="3.249cm" svg:y="14.13cm" presentation:class="notes">
          <draw:text-box draw:corner-radius="3107.312cm"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推荐介绍策略</dc:title>
    <dc:description>推荐不同的策略，并介绍一个策略的形成过程</dc:description>
    <meta:creation-date>2010-08-24T10:11:35</meta:creation-date>
    <dc:language>zh-CN</dc:language>
    <meta:editing-cycles>2</meta:editing-cycles>
    <meta:editing-duration>PT00H13M39S</meta:editing-duration>
    <meta:initial-creator>wolf </meta:initial-creator>
    <dc:date>2010-08-24T10:24:59</dc:date>
    <dc:creator>wolf </dc:creator>
    <meta:document-statistic meta:object-count="43"/>
    <meta:user-defined meta:name="Info 0"/>
    <meta:user-defined meta:name="Info 1"/>
    <meta:user-defined meta:name="Info 2"/>
    <meta:user-defined meta:name="Info 3"/>
    <meta:template xlink:type="simple" xlink:actuate="onRequest" xlink:title="推荐介绍策略" xlink:href="../../../usr/lib/openoffice/basis3.2/share/template/zh-CN/presnt/prs-strategy.otp"/>
  </office:meta>
</office:document-meta>
</file>